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adc value1</text:p>
          </table:table-cell>
          <table:table-cell table:style-name="Default" office:value-type="string" calcext:value-type="string">
            <text:p>adc value2</text:p>
          </table:table-cell>
        </table:table-row>
        <table:table-row table:style-name="ro1">
          <table:table-cell table:style-name="ce1" office:value-type="float" office:value="199.99" calcext:value-type="float">
            <text:p>199.9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  <table:table-cell table:formula="of:=[.A2]/([.A2]+[.$C$2])*1023" office:value-type="float" office:value="974.283394447355" calcext:value-type="float">
            <text:p>974</text:p>
          </table:table-cell>
          <table:table-cell table:formula="of:=[.A2]/([.A2]+[.$D$2])*1023" office:value-type="float" office:value="980.352532464421" calcext:value-type="float">
            <text:p>980</text:p>
          </table:table-cell>
        </table:table-row>
        <table:table-row table:style-name="ro1">
          <table:table-cell table:style-name="ce1" office:value-type="float" office:value="157.6" calcext:value-type="float">
            <text:p>157.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A3]/([.A3]+[.$C$2])*1023" office:value-type="float" office:value="961.961813842482" calcext:value-type="float">
            <text:p>962</text:p>
          </table:table-cell>
          <table:table-cell table:formula="of:=[.A3]/([.A3]+[.$D$2])*1023" office:value-type="float" office:value="969.481659651233" calcext:value-type="float">
            <text:p>969</text:p>
          </table:table-cell>
        </table:table-row>
        <table:table-row table:style-name="ro1">
          <table:table-cell table:style-name="ce1" office:value-type="float" office:value="125.245" calcext:value-type="float">
            <text:p>125.24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A4]/([.A4]+[.$C$2])*1023" office:value-type="float" office:value="947.359495729972" calcext:value-type="float">
            <text:p>947</text:p>
          </table:table-cell>
          <table:table-cell table:formula="of:=[.A4]/([.A4]+[.$D$2])*1023" office:value-type="float" office:value="956.554070700661" calcext:value-type="float">
            <text:p>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A5]/([.A5]+[.$C$2])*1023" office:value-type="float" office:value="930" calcext:value-type="float">
            <text:p>930</text:p>
          </table:table-cell>
          <table:table-cell table:formula="of:=[.A5]/([.A5]+[.$D$2])*1023" office:value-type="float" office:value="941.122355105796" calcext:value-type="float">
            <text:p>9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A6]/([.A6]+[.$C$2])*1023" office:value-type="float" office:value="910.582417582418" calcext:value-type="float">
            <text:p>911</text:p>
          </table:table-cell>
          <table:table-cell table:formula="of:=[.A6]/([.A6]+[.$D$2])*1023" office:value-type="float" office:value="923.779264214047" calcext:value-type="float">
            <text:p>924</text:p>
          </table:table-cell>
        </table:table-row>
        <table:table-row table:style-name="ro1">
          <table:table-cell office:value-type="float" office:value="65.65" calcext:value-type="float">
            <text:p>65.6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A7]/([.A7]+[.$C$2])*1023" office:value-type="float" office:value="887.771976206213" calcext:value-type="float">
            <text:p>888</text:p>
          </table:table-cell>
          <table:table-cell table:formula="of:=[.A7]/([.A7]+[.$D$2])*1023" office:value-type="float" office:value="903.294552790854" calcext:value-type="float">
            <text:p>903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A8]/([.A8]+[.$C$2])*1023" office:value-type="float" office:value="861.897637795276" calcext:value-type="float">
            <text:p>862</text:p>
          </table:table-cell>
          <table:table-cell table:formula="of:=[.A8]/([.A8]+[.$D$2])*1023" office:value-type="float" office:value="879.911575562701" calcext:value-type="float">
            <text:p>880</text:p>
          </table:table-cell>
        </table:table-row>
        <table:table-row table:style-name="ro1">
          <table:table-cell office:value-type="float" office:value="43.78" calcext:value-type="float">
            <text:p>43.7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A9]/([.A9]+[.$C$2])*1023" office:value-type="float" office:value="832.780587579026" calcext:value-type="float">
            <text:p>833</text:p>
          </table:table-cell>
          <table:table-cell table:formula="of:=[.A9]/([.A9]+[.$D$2])*1023" office:value-type="float" office:value="853.409679878049" calcext:value-type="float">
            <text:p>853</text:p>
          </table:table-cell>
        </table:table-row>
        <table:table-row table:style-name="ro1">
          <table:table-cell office:value-type="float" office:value="35.8999" calcext:value-type="float">
            <text:p>35.899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A10]/([.A10]+[.$C$2])*1023" office:value-type="float" office:value="800.123697437249" calcext:value-type="float">
            <text:p>800</text:p>
          </table:table-cell>
          <table:table-cell table:formula="of:=[.A10]/([.A10]+[.$D$2])*1023" office:value-type="float" office:value="823.445740909733" calcext:value-type="float">
            <text:p>823</text:p>
          </table:table-cell>
        </table:table-row>
        <table:table-row table:style-name="ro1">
          <table:table-cell office:value-type="float" office:value="29.99" calcext:value-type="float">
            <text:p>29.99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A11]/([.A11]+[.$C$2])*1023" office:value-type="float" office:value="767.186046511628" calcext:value-type="float">
            <text:p>767</text:p>
          </table:table-cell>
          <table:table-cell table:formula="of:=[.A11]/([.A11]+[.$D$2])*1023" office:value-type="float" office:value="792.963814939261" calcext:value-type="float">
            <text:p>7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A12]/([.A12]+[.$C$2])*1023" office:value-type="float" office:value="730.714285714286" calcext:value-type="float">
            <text:p>731</text:p>
          </table:table-cell>
          <table:table-cell table:formula="of:=[.A12]/([.A12]+[.$D$2])*1023" office:value-type="float" office:value="758.902077151335" calcext:value-type="float">
            <text:p>759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A13]/([.A13]+[.$C$2])*1023" office:value-type="float" office:value="691.932038834951" calcext:value-type="float">
            <text:p>692</text:p>
          </table:table-cell>
          <table:table-cell table:formula="of:=[.A13]/([.A13]+[.$D$2])*1023" office:value-type="float" office:value="722.320945945946" calcext:value-type="float">
            <text:p>722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A14]/([.A14]+[.$C$2])*1023" office:value-type="float" office:value="651.675136116152" calcext:value-type="float">
            <text:p>652</text:p>
          </table:table-cell>
          <table:table-cell table:formula="of:=[.A14]/([.A14]+[.$D$2])*1023" office:value-type="float" office:value="683.948571428571" calcext:value-type="float">
            <text:p>684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A15]/([.A15]+[.$C$2])*1023" office:value-type="float" office:value="609.833602584814" calcext:value-type="float">
            <text:p>610</text:p>
          </table:table-cell>
          <table:table-cell table:formula="of:=[.A15]/([.A15]+[.$D$2])*1023" office:value-type="float" office:value="643.626598465473" calcext:value-type="float">
            <text:p>644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A16]/([.A16]+[.$C$2])*1023" office:value-type="float" office:value="569.140195208518" calcext:value-type="float">
            <text:p>569</text:p>
          </table:table-cell>
          <table:table-cell table:formula="of:=[.A16]/([.A16]+[.$D$2])*1023" office:value-type="float" office:value="603.974576271187" calcext:value-type="float">
            <text:p>604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A17]/([.A17]+[.$C$2])*1023" office:value-type="float" office:value="527.840271055179" calcext:value-type="float">
            <text:p>528</text:p>
          </table:table-cell>
          <table:table-cell table:formula="of:=[.A17]/([.A17]+[.$D$2])*1023" office:value-type="float" office:value="563.284090909091" calcext:value-type="float">
            <text:p>563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A18]/([.A18]+[.$C$2])*1023" office:value-type="float" office:value="487.397905759162" calcext:value-type="float">
            <text:p>487</text:p>
          </table:table-cell>
          <table:table-cell table:formula="of:=[.A18]/([.A18]+[.$D$2])*1023" office:value-type="float" office:value="522.994382022472" calcext:value-type="float">
            <text:p>523</text:p>
          </table:table-cell>
        </table:table-row>
        <table:table-row table:style-name="ro1">
          <table:table-cell office:value-type="float" office:value="7.784" calcext:value-type="float">
            <text:p>7.784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[.A19]/([.A19]+[.$C$2])*1023" office:value-type="float" office:value="447.76383265857" calcext:value-type="float">
            <text:p>448</text:p>
          </table:table-cell>
          <table:table-cell table:formula="of:=[.A19]/([.A19]+[.$D$2])*1023" office:value-type="float" office:value="483.076437757826" calcext:value-type="float">
            <text:p>483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A20]/([.A20]+[.$C$2])*1023" office:value-type="float" office:value="410.791741472172" calcext:value-type="float">
            <text:p>411</text:p>
          </table:table-cell>
          <table:table-cell table:formula="of:=[.A20]/([.A20]+[.$D$2])*1023" office:value-type="float" office:value="445.446463335497" calcext:value-type="float">
            <text:p>445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formula="of:=[.A21]/([.A21]+[.$C$2])*1023" office:value-type="float" office:value="377.574132492114" calcext:value-type="float">
            <text:p>378</text:p>
          </table:table-cell>
          <table:table-cell table:formula="of:=[.A21]/([.A21]+[.$D$2])*1023" office:value-type="float" office:value="411.309278350516" calcext:value-type="float">
            <text:p>411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[.A22]/([.A22]+[.$C$2])*1023" office:value-type="float" office:value="344.167883211679" calcext:value-type="float">
            <text:p>344</text:p>
          </table:table-cell>
          <table:table-cell table:formula="of:=[.A22]/([.A22]+[.$D$2])*1023" office:value-type="float" office:value="376.660130718954" calcext:value-type="float">
            <text:p>377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formula="of:=[.A23]/([.A23]+[.$C$2])*1023" office:value-type="float" office:value="313.076335877863" calcext:value-type="float">
            <text:p>313</text:p>
          </table:table-cell>
          <table:table-cell table:formula="of:=[.A23]/([.A23]+[.$D$2])*1023" office:value-type="float" office:value="344.121281464531" calcext:value-type="float">
            <text:p>34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[.A24]/([.A24]+[.$C$2])*1023" office:value-type="float" office:value="284.371841155235" calcext:value-type="float">
            <text:p>284</text:p>
          </table:table-cell>
          <table:table-cell table:formula="of:=[.A24]/([.A24]+[.$D$2])*1023" office:value-type="float" office:value="313.828685258964" calcext:value-type="float">
            <text:p>314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[.A25]/([.A25]+[.$C$2])*1023" office:value-type="float" office:value="256.133433283358" calcext:value-type="float">
            <text:p>256</text:p>
          </table:table-cell>
          <table:table-cell table:formula="of:=[.A25]/([.A25]+[.$D$2])*1023" office:value-type="float" office:value="283.789036544851" calcext:value-type="float">
            <text:p>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10:50:43.896428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20:02:36.690955601</meta:creation-date>
    <dc:date>2018-07-27T20:51:19.521189365</dc:date>
    <meta:editing-duration>P2DT8H16S</meta:editing-duration>
    <meta:editing-cycles>5</meta:editing-cycles>
    <meta:generator>LibreOffice/5.1.6.2$Linux_X86_64 LibreOffice_project/10m0$Build-2</meta:generator>
    <meta:document-statistic meta:table-count="1" meta:cell-count="104" meta:object-count="0"/>
  </office:meta>
</office:document-meta>
</file>